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6d66" officeooo:paragraph-rsid="00116d66"/>
    </style:style>
    <style:style style:name="P2" style:family="paragraph" style:parent-style-name="Standard">
      <style:text-properties fo:language="en" fo:country="US" officeooo:rsid="0012acf3" officeooo:paragraph-rsid="0012acf3"/>
    </style:style>
    <style:style style:name="P3" style:family="paragraph" style:parent-style-name="Standard">
      <style:text-properties fo:language="en" fo:country="US" officeooo:rsid="0017a6e4" officeooo:paragraph-rsid="0017a6e4"/>
    </style:style>
    <style:style style:name="P4" style:family="paragraph" style:parent-style-name="Standard">
      <style:text-properties fo:language="en" fo:country="US" officeooo:rsid="00185fb0" officeooo:paragraph-rsid="00185fb0"/>
    </style:style>
    <style:style style:name="P5" style:family="paragraph" style:parent-style-name="Standard">
      <style:text-properties fo:language="en" fo:country="US" officeooo:rsid="001b481b" officeooo:paragraph-rsid="001b481b"/>
    </style:style>
    <style:style style:name="P6" style:family="paragraph" style:parent-style-name="Standard">
      <style:text-properties fo:language="en" fo:country="US" officeooo:rsid="0024e103" officeooo:paragraph-rsid="0024e103"/>
    </style:style>
    <style:style style:name="P7" style:family="paragraph" style:parent-style-name="Standard">
      <style:text-properties fo:language="en" fo:country="US" officeooo:rsid="002aedfa" officeooo:paragraph-rsid="002aedfa"/>
    </style:style>
    <style:style style:name="P8" style:family="paragraph" style:parent-style-name="Standard">
      <style:text-properties fo:language="en" fo:country="US" fo:font-weight="bold" officeooo:rsid="0036c8e2" officeooo:paragraph-rsid="0036c8e2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3aaa05" officeooo:paragraph-rsid="003aaa05" style:font-weight-asian="bold" style:font-weight-complex="bold"/>
    </style:style>
    <style:style style:name="P10" style:family="paragraph" style:parent-style-name="Standard">
      <style:text-properties fo:language="en" fo:country="US" officeooo:rsid="0033c382" officeooo:paragraph-rsid="0033c382"/>
    </style:style>
    <style:style style:name="P11" style:family="paragraph" style:parent-style-name="Standard">
      <style:text-properties fo:language="en" fo:country="US" officeooo:rsid="0035c33d" officeooo:paragraph-rsid="0035c33d"/>
    </style:style>
    <style:style style:name="P12" style:family="paragraph" style:parent-style-name="Standard">
      <style:text-properties fo:language="en" fo:country="US" fo:font-weight="normal" officeooo:rsid="00385a86" officeooo:paragraph-rsid="00385a86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3972b3" officeooo:paragraph-rsid="003972b3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39c20d" officeooo:paragraph-rsid="0039c20d" style:font-weight-asian="normal" style:font-weight-complex="normal"/>
    </style:style>
    <style:style style:name="P15" style:family="paragraph" style:parent-style-name="Standard">
      <style:text-properties officeooo:paragraph-rsid="003c6bf8"/>
    </style:style>
    <style:style style:name="P16" style:family="paragraph" style:parent-style-name="Standard">
      <style:text-properties style:use-window-font-color="true" officeooo:rsid="0078de95" officeooo:paragraph-rsid="0078de95"/>
    </style:style>
    <style:style style:name="P17" style:family="paragraph" style:parent-style-name="Standard">
      <style:text-properties style:use-window-font-color="true" officeooo:rsid="0078de95" officeooo:paragraph-rsid="007a6792"/>
    </style:style>
    <style:style style:name="P18" style:family="paragraph" style:parent-style-name="Standard">
      <style:text-properties style:use-window-font-color="true" officeooo:rsid="007a6792" officeooo:paragraph-rsid="007a6792"/>
    </style:style>
    <style:style style:name="P19" style:family="paragraph" style:parent-style-name="Standard">
      <style:text-properties officeooo:rsid="007f9dc5" officeooo:paragraph-rsid="007f9dc5"/>
    </style:style>
    <style:style style:name="P20" style:family="paragraph" style:parent-style-name="Standard">
      <style:paragraph-properties fo:break-before="page"/>
      <style:text-properties fo:language="en" fo:country="US" officeooo:rsid="0012acf3" officeooo:paragraph-rsid="0012acf3"/>
    </style:style>
    <style:style style:name="P21" style:family="paragraph" style:parent-style-name="Table_20_Contents">
      <style:text-properties officeooo:paragraph-rsid="003c79c4"/>
    </style:style>
    <style:style style:name="P22" style:family="paragraph" style:parent-style-name="Table_20_Contents">
      <style:text-properties officeooo:rsid="003f5f06" officeooo:paragraph-rsid="003f5f06"/>
    </style:style>
    <style:style style:name="P23" style:family="paragraph" style:parent-style-name="Table_20_Contents">
      <style:text-properties officeooo:rsid="0040a33c" officeooo:paragraph-rsid="0040a33c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46439c" officeooo:paragraph-rsid="0046439c"/>
    </style:style>
    <style:style style:name="P26" style:family="paragraph" style:parent-style-name="Table_20_Contents">
      <style:paragraph-properties fo:text-align="center" style:justify-single-word="false"/>
      <style:text-properties officeooo:rsid="0047461f" officeooo:paragraph-rsid="0047461f"/>
    </style:style>
    <style:style style:name="P27" style:family="paragraph" style:parent-style-name="Table_20_Contents">
      <style:paragraph-properties fo:text-align="center" style:justify-single-word="false"/>
      <style:text-properties officeooo:rsid="0048cff6" officeooo:paragraph-rsid="0048cff6"/>
    </style:style>
    <style:style style:name="P28" style:family="paragraph" style:parent-style-name="Table_20_Contents">
      <style:paragraph-properties fo:text-align="center" style:justify-single-word="false"/>
      <style:text-properties officeooo:rsid="00496442" officeooo:paragraph-rsid="00496442"/>
    </style:style>
    <style:style style:name="P29" style:family="paragraph" style:parent-style-name="Table_20_Contents">
      <style:paragraph-properties fo:text-align="center" style:justify-single-word="false"/>
      <style:text-properties officeooo:rsid="004c8869" officeooo:paragraph-rsid="004c8869"/>
    </style:style>
    <style:style style:name="P30" style:family="paragraph" style:parent-style-name="Table_20_Contents">
      <style:paragraph-properties fo:text-align="center" style:justify-single-word="false"/>
      <style:text-properties officeooo:rsid="004d7046" officeooo:paragraph-rsid="004d7046"/>
    </style:style>
    <style:style style:name="P31" style:family="paragraph" style:parent-style-name="Table_20_Contents">
      <style:text-properties fo:color="#111111" officeooo:rsid="003c6bf8" officeooo:paragraph-rsid="003c79c4"/>
    </style:style>
    <style:style style:name="P32" style:family="paragraph" style:parent-style-name="Table_20_Contents">
      <loext:graphic-properties draw:fill="solid" draw:fill-color="#62a73b" draw:opacity="100%"/>
      <style:paragraph-properties fo:background-color="#62a73b"/>
      <style:text-properties fo:color="#111111" officeooo:rsid="00571867" officeooo:paragraph-rsid="00571867"/>
    </style:style>
    <style:style style:name="P33" style:family="paragraph" style:parent-style-name="Table_20_Contents">
      <loext:graphic-properties draw:fill="solid" draw:fill-color="#62a73b" draw:opacity="100%"/>
      <style:paragraph-properties fo:background-color="#62a73b"/>
      <style:text-properties fo:color="#111111" officeooo:rsid="00571867" officeooo:paragraph-rsid="006966cc"/>
    </style:style>
    <style:style style:name="P34" style:family="paragraph" style:parent-style-name="Table_20_Contents">
      <loext:graphic-properties draw:fill="solid" draw:fill-color="#62a73b" draw:opacity="100%"/>
      <style:paragraph-properties fo:background-color="#62a73b"/>
      <style:text-properties fo:color="#111111" officeooo:paragraph-rsid="0066ad64"/>
    </style:style>
    <style:style style:name="P35" style:family="paragraph" style:parent-style-name="Table_20_Contents">
      <loext:graphic-properties draw:fill="solid" draw:fill-color="#62a73b" draw:opacity="100%"/>
      <style:paragraph-properties fo:background-color="#62a73b"/>
      <style:text-properties officeooo:rsid="00585308" officeooo:paragraph-rsid="00585308"/>
    </style:style>
    <style:style style:name="P36" style:family="paragraph" style:parent-style-name="Table_20_Contents">
      <loext:graphic-properties draw:fill="solid" draw:fill-color="#62a73b" draw:opacity="100%"/>
      <style:paragraph-properties fo:background-color="#62a73b"/>
      <style:text-properties officeooo:rsid="00585308" officeooo:paragraph-rsid="0060eda1"/>
    </style:style>
    <style:style style:name="P37" style:family="paragraph" style:parent-style-name="Table_20_Contents">
      <loext:graphic-properties draw:fill="solid" draw:fill-color="#62a73b" draw:opacity="100%"/>
      <style:paragraph-properties fo:background-color="#62a73b"/>
      <style:text-properties officeooo:rsid="00585308" officeooo:paragraph-rsid="00771579"/>
    </style:style>
    <style:style style:name="P38" style:family="paragraph" style:parent-style-name="Table_20_Contents">
      <style:text-properties officeooo:rsid="0064c5b5" officeooo:paragraph-rsid="0064c5b5"/>
    </style:style>
    <style:style style:name="P39" style:family="paragraph" style:parent-style-name="Table_20_Contents">
      <style:text-properties officeooo:paragraph-rsid="0066ad64"/>
    </style:style>
    <style:style style:name="P40" style:family="paragraph" style:parent-style-name="Table_20_Contents">
      <loext:graphic-properties draw:fill="solid" draw:fill-color="#62a73b" draw:opacity="100%"/>
      <style:paragraph-properties fo:background-color="#62a73b"/>
      <style:text-properties officeooo:paragraph-rsid="0066ad64"/>
    </style:style>
    <style:style style:name="P41" style:family="paragraph" style:parent-style-name="Table_20_Contents">
      <style:text-properties officeooo:rsid="006c9bf5" officeooo:paragraph-rsid="006c9bf5"/>
    </style:style>
    <style:style style:name="P42" style:family="paragraph" style:parent-style-name="Table_20_Contents">
      <style:text-properties style:use-window-font-color="true" officeooo:rsid="007263a5" officeooo:paragraph-rsid="007263a5" fo:background-color="transparent"/>
    </style:style>
    <style:style style:name="P43" style:family="paragraph" style:parent-style-name="Table_20_Contents">
      <loext:graphic-properties draw:fill="solid" draw:fill-color="#ffffff" draw:opacity="100%"/>
      <style:paragraph-properties fo:background-color="#ffffff"/>
      <style:text-properties style:use-window-font-color="true" officeooo:rsid="0078de95" officeooo:paragraph-rsid="0078de95" fo:background-color="transparent"/>
    </style:style>
    <style:style style:name="P44" style:family="paragraph" style:parent-style-name="Table_20_Contents">
      <loext:graphic-properties draw:fill="solid" draw:fill-color="#ffffff" draw:opacity="100%"/>
      <style:paragraph-properties fo:background-color="#ffffff"/>
      <style:text-properties style:use-window-font-color="true" officeooo:rsid="007399bb" officeooo:paragraph-rsid="007399bb"/>
    </style:style>
    <style:style style:name="P45" style:family="paragraph" style:parent-style-name="Table_20_Contents">
      <style:text-properties style:use-window-font-color="true" officeooo:rsid="00749da4" officeooo:paragraph-rsid="00749da4"/>
    </style:style>
    <style:style style:name="P46" style:family="paragraph" style:parent-style-name="Table_20_Contents">
      <loext:graphic-properties draw:fill="solid" draw:fill-color="#ffffff" draw:opacity="100%"/>
      <style:paragraph-properties fo:background-color="#ffffff"/>
      <style:text-properties style:use-window-font-color="true" officeooo:rsid="0076630c" officeooo:paragraph-rsid="0076630c"/>
    </style:style>
    <style:style style:name="P47" style:family="paragraph" style:parent-style-name="Table_20_Contents">
      <loext:graphic-properties draw:fill="solid" draw:fill-color="#ffffff" draw:opacity="100%"/>
      <style:paragraph-properties fo:background-color="#ffffff"/>
      <style:text-properties fo:color="#000000" officeooo:rsid="007a6792" officeooo:paragraph-rsid="007a6792"/>
    </style:style>
    <style:style style:name="P48" style:family="paragraph" style:parent-style-name="Standard" style:list-style-name="L1">
      <style:text-properties fo:language="en" fo:country="US" fo:font-weight="bold" officeooo:rsid="0012acf3" officeooo:paragraph-rsid="0012acf3" style:font-weight-asian="bold" style:font-weight-complex="bold"/>
    </style:style>
    <style:style style:name="P49" style:family="paragraph" style:parent-style-name="Standard" style:list-style-name="L1">
      <style:text-properties fo:language="en" fo:country="US" fo:font-weight="bold" officeooo:paragraph-rsid="0012acf3" style:font-weight-asian="bold" style:font-weight-complex="bold"/>
    </style:style>
    <style:style style:name="P50" style:family="paragraph" style:parent-style-name="Standard" style:list-style-name="L1">
      <style:text-properties fo:language="en" fo:country="US" fo:font-weight="bold" officeooo:rsid="00185fb0" officeooo:paragraph-rsid="00185fb0" style:font-weight-asian="bold" style:font-weight-complex="bold"/>
    </style:style>
    <style:style style:name="P51" style:family="paragraph" style:parent-style-name="Standard" style:list-style-name="L1">
      <style:text-properties fo:language="en" fo:country="US" fo:font-weight="bold" officeooo:rsid="0019a1fd" officeooo:paragraph-rsid="0019a1fd" style:font-weight-asian="bold" style:font-weight-complex="bold"/>
    </style:style>
    <style:style style:name="P52" style:family="paragraph" style:parent-style-name="Standard" style:list-style-name="L1">
      <style:text-properties fo:language="en" fo:country="US" fo:font-weight="bold" officeooo:rsid="001b481b" officeooo:paragraph-rsid="001b481b" style:font-weight-asian="bold" style:font-weight-complex="bold"/>
    </style:style>
    <style:style style:name="P53" style:family="paragraph" style:parent-style-name="Standard" style:list-style-name="L1">
      <style:text-properties fo:language="en" fo:country="US" fo:font-weight="bold" officeooo:rsid="001eff8f" officeooo:paragraph-rsid="001eff8f" style:font-weight-asian="bold" style:font-weight-complex="bold"/>
    </style:style>
    <style:style style:name="P54" style:family="paragraph" style:parent-style-name="Standard" style:list-style-name="L1">
      <style:text-properties fo:language="en" fo:country="US" fo:font-weight="bold" officeooo:rsid="0022cfdf" officeooo:paragraph-rsid="0022cfdf" style:font-weight-asian="bold" style:font-weight-complex="bold"/>
    </style:style>
    <style:style style:name="P55" style:family="paragraph" style:parent-style-name="Standard" style:list-style-name="L1">
      <style:text-properties fo:language="en" fo:country="US" fo:font-weight="bold" officeooo:rsid="0024e103" officeooo:paragraph-rsid="0024e103" style:font-weight-asian="bold" style:font-weight-complex="bold"/>
    </style:style>
    <style:style style:name="P56" style:family="paragraph" style:parent-style-name="Standard" style:list-style-name="L1">
      <style:text-properties fo:language="en" fo:country="US" fo:font-weight="bold" officeooo:rsid="002aedfa" officeooo:paragraph-rsid="002aedfa" style:font-weight-asian="bold" style:font-weight-complex="bold"/>
    </style:style>
    <style:style style:name="P57" style:family="paragraph" style:parent-style-name="Standard" style:list-style-name="L1">
      <style:text-properties fo:language="en" fo:country="US" fo:font-weight="bold" officeooo:rsid="00302aea" officeooo:paragraph-rsid="00302aea" style:font-weight-asian="bold" style:font-weight-complex="bold"/>
    </style:style>
    <style:style style:name="P58" style:family="paragraph" style:parent-style-name="Standard" style:list-style-name="L2">
      <style:text-properties fo:language="en" fo:country="US" fo:font-weight="bold" officeooo:rsid="0035c33d" officeooo:paragraph-rsid="0035c33d" style:font-weight-asian="bold" style:font-weight-complex="bold"/>
    </style:style>
    <style:style style:name="P59" style:family="paragraph" style:parent-style-name="Standard" style:list-style-name="L2">
      <style:text-properties fo:language="en" fo:country="US" fo:font-weight="bold" officeooo:rsid="0036c8e2" officeooo:paragraph-rsid="0036c8e2" style:font-weight-asian="bold" style:font-weight-complex="bold"/>
    </style:style>
    <style:style style:name="P60" style:family="paragraph" style:parent-style-name="Standard" style:list-style-name="L1">
      <style:text-properties fo:language="en" fo:country="US" officeooo:rsid="0012acf3" officeooo:paragraph-rsid="0012acf3"/>
    </style:style>
    <style:style style:name="P61" style:family="paragraph" style:parent-style-name="Standard" style:list-style-name="L1">
      <style:text-properties fo:language="en" fo:country="US" officeooo:paragraph-rsid="0012acf3"/>
    </style:style>
    <style:style style:name="P62" style:family="paragraph" style:parent-style-name="Standard" style:list-style-name="L1">
      <style:text-properties fo:language="en" fo:country="US" officeooo:rsid="00185fb0" officeooo:paragraph-rsid="00185fb0"/>
    </style:style>
    <style:style style:name="P63" style:family="paragraph" style:parent-style-name="Standard" style:list-style-name="L1">
      <style:text-properties fo:language="en" fo:country="US" officeooo:rsid="0019a1fd" officeooo:paragraph-rsid="0019a1fd"/>
    </style:style>
    <style:style style:name="P64" style:family="paragraph" style:parent-style-name="Standard" style:list-style-name="L1">
      <style:text-properties fo:language="en" fo:country="US" officeooo:rsid="001b481b" officeooo:paragraph-rsid="001b481b"/>
    </style:style>
    <style:style style:name="P65" style:family="paragraph" style:parent-style-name="Standard" style:list-style-name="L1">
      <style:text-properties fo:language="en" fo:country="US" officeooo:rsid="0022cfdf" officeooo:paragraph-rsid="0022cfdf"/>
    </style:style>
    <style:style style:name="P66" style:family="paragraph" style:parent-style-name="Standard" style:list-style-name="L1">
      <style:text-properties fo:language="en" fo:country="US" officeooo:rsid="0024e103" officeooo:paragraph-rsid="0024e103"/>
    </style:style>
    <style:style style:name="P67" style:family="paragraph" style:parent-style-name="Standard" style:list-style-name="L1">
      <style:text-properties fo:language="en" fo:country="US" officeooo:rsid="002aedfa" officeooo:paragraph-rsid="002aedfa"/>
    </style:style>
    <style:style style:name="P68" style:family="paragraph" style:parent-style-name="Standard" style:list-style-name="L1">
      <style:text-properties fo:language="en" fo:country="US" officeooo:rsid="00302aea" officeooo:paragraph-rsid="00302aea"/>
    </style:style>
    <style:style style:name="P69" style:family="paragraph" style:parent-style-name="Standard">
      <style:text-properties officeooo:rsid="007f9dc5" officeooo:paragraph-rsid="003aaa05"/>
    </style:style>
    <style:style style:name="P70" style:family="paragraph" style:parent-style-name="Standard" style:list-style-name="L1">
      <style:paragraph-properties fo:break-before="page"/>
      <style:text-properties fo:language="en" fo:country="US" officeooo:rsid="0033c382" officeooo:paragraph-rsid="0033c382"/>
    </style:style>
    <style:style style:name="T1" style:family="text">
      <style:text-properties officeooo:rsid="0012acf3"/>
    </style:style>
    <style:style style:name="T2" style:family="text">
      <style:text-properties officeooo:rsid="0019a1fd"/>
    </style:style>
    <style:style style:name="T3" style:family="text">
      <style:text-properties officeooo:rsid="001ad728"/>
    </style:style>
    <style:style style:name="T4" style:family="text">
      <style:text-properties officeooo:rsid="001bbf6f"/>
    </style:style>
    <style:style style:name="T5" style:family="text">
      <style:text-properties officeooo:rsid="002067e6"/>
    </style:style>
    <style:style style:name="T6" style:family="text">
      <style:text-properties fo:language="ru" fo:country="RU"/>
    </style:style>
    <style:style style:name="T7" style:family="text">
      <style:text-properties officeooo:rsid="0025295b"/>
    </style:style>
    <style:style style:name="T8" style:family="text">
      <style:text-properties officeooo:rsid="002caf25"/>
    </style:style>
    <style:style style:name="T9" style:family="text">
      <style:text-properties officeooo:rsid="00314da0"/>
    </style:style>
    <style:style style:name="T10" style:family="text">
      <style:text-properties officeooo:rsid="00385a86"/>
    </style:style>
    <style:style style:name="T11" style:family="text">
      <style:text-properties officeooo:rsid="0039c20d"/>
    </style:style>
    <style:style style:name="T12" style:family="text">
      <style:text-properties officeooo:rsid="003aa19b"/>
    </style:style>
    <style:style style:name="T13" style:family="text">
      <style:text-properties officeooo:rsid="0048cbdc"/>
    </style:style>
    <style:style style:name="T14" style:family="text">
      <style:text-properties officeooo:rsid="005451db"/>
    </style:style>
    <style:style style:name="T15" style:family="text">
      <style:text-properties officeooo:rsid="005521f8"/>
    </style:style>
    <style:style style:name="T16" style:family="text">
      <style:text-properties officeooo:rsid="0060eda1"/>
    </style:style>
    <style:style style:name="T17" style:family="text">
      <style:text-properties officeooo:rsid="0064c5b5"/>
    </style:style>
    <style:style style:name="T18" style:family="text">
      <style:text-properties officeooo:rsid="0065b4fe"/>
    </style:style>
    <style:style style:name="T19" style:family="text">
      <style:text-properties officeooo:rsid="006966cc"/>
    </style:style>
    <style:style style:name="T20" style:family="text">
      <style:text-properties officeooo:rsid="007f9d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асть 1</text:p>
      <text:p text:style-name="P1">Введение</text:p>
      <text:p text:style-name="P1">Программирование на С может быть утомительным если у вас нет доступа к его очень полезным стандартным функциям. Этот проект даст вам возможность переписать эти функции, понять и изучить их. Эти библиотеки помогут Вам со всеми Вашими будущими проектами на С. С этим проектом мы также даем вам возможность расширить список функций на Ваше усмотрение. С годами расширяйте вашу libft библиотеку.</text:p>
      <text:p text:style-name="P1"/>
      <text:p text:style-name="P1">C programming can be very tedious when one doesn’t have access to those highly useful standard functions. This project gives you the opportunity to re-write those functions, understand them, and learn to use them. This library will help you for all your future C projects. Through this project, we also give you the opportunity to expand the list of functions with your own. Take the time to expand your libft throughout the year.</text:p>
      <text:p text:style-name="P20">Часть 2</text:p>
      <text:p text:style-name="P2">Основные инструкции.</text:p>
      <text:list xml:id="list3103074470" text:style-name="L1">
        <text:list-item>
          <text:p text:style-name="P48">Ваш проект должен быть написан в соответствии с Нормами. Если вы дополнили его своими функциями – они тоже должны соответствовать Нормам – иначе весь проект не зачтется.</text:p>
          <text:p text:style-name="P60">Your project must be written in accordance with the Norm. If you have bonus files/functions, they are included in the norm check and you will receive a 0 if there is a norm error inside.</text:p>
          <text:p text:style-name="P60"/>
        </text:list-item>
        <text:list-item>
          <text:p text:style-name="P49"><text:span text:style-name="T1">Ваши функции не должны “падать” (</text:span>segmentation fault, bus error, double free, <text:span text:style-name="T1">и т.д.) от неопределенного поведения. Если это произойдет, проект будет признан нефункциональным и вы получите 0 на защите.</text:span></text:p>
          <text:p text:style-name="P61">Your functions should not quit unexpectedly (segmentation fault, bus error, double free, etc) apart from undefined behaviors. If this happens, your project will be considered non functional and will receive a 0 during the evaluation.</text:p>
        </text:list-item>
      </text:list>
      <text:p text:style-name="P3"/>
      <text:list xml:id="list203845241064978" text:continue-numbering="true" text:style-name="L1">
        <text:list-item>
          <text:p text:style-name="P50">Вся размеченная память должна быть освобождена. <text:span text:style-name="T2">Не потерпим неприкаянной памяти.</text:span></text:p>
          <text:p text:style-name="P62">All heap allocated memory space must be properly freed when necessary. No leaks will be tolerated.</text:p>
        </text:list-item>
      </text:list>
      <text:p text:style-name="P4"/>
      <text:list xml:id="list203845248860615" text:continue-numbering="true" text:style-name="L1">
        <text:list-item>
          <text:p text:style-name="P51">Если в задании сказано, загрузите Makefile”, который скомпилит ваши файлы требуемым образом, не забудьте флаги -Wall -Wextra -Werror, также ваш Makefile не должен <text:span text:style-name="T3">делать relink.</text:span></text:p>
          <text:p text:style-name="P63">If the subject requires it, you must submit a Makefile which will compile your source files to the required output with the flags -Wall, -Wextra and -Werror, and your Makefile must not relink.</text:p>
          <text:p text:style-name="P63"/>
        </text:list-item>
        <text:list-item>
          <text:p text:style-name="P52">Ваш Makefile <text:span text:style-name="T4">должен содержать как минимум правила $(NAME), all, clean, fclean и re.</text:span></text:p>
          <text:p text:style-name="P64">Your Makefile must at least contain the rules $(NAME), all, clean, fclean and re.</text:p>
        </text:list-item>
      </text:list>
      <text:p text:style-name="P5"/>
      <text:list xml:id="list203846587223405" text:continue-numbering="true" text:style-name="L1">
        <text:list-item>
          <text:p text:style-name="P53">Чтобы добавить бонусы в проект, следует добавить правило bonus в ваш Makefile. Которое будет добавлять все хедеры, библиотеки или функции, которые запрещены в основной части проекта. <text:span text:style-name="T5">Бонусы должны быть в отдельном файле _bonus.{c/h}.</text:span></text:p>
          <text:p text:style-name="P54">Обязательная и бонусная часть защищаются отдельно.</text:p>
          <text:p text:style-name="P65">To turn in bonuses to your project, you must include a rule bonus to your Makefile,</text:p>
          <text:p text:style-name="P65">which will add all the various headers, librairies or functions that are forbidden on</text:p>
          <text:p text:style-name="P65">the main part of the project. Bonuses must be in a different file _bonus.{c/h}.</text:p>
          <text:p text:style-name="P65">Mandatory and bonus part evaluation is done separately.</text:p>
        </text:list-item>
      </text:list>
      <text:p text:style-name="P4"/>
      <text:list xml:id="list203845659414123" text:continue-numbering="true" text:style-name="L1">
        <text:list-item>
          <text:p text:style-name="P55">Если <text:span text:style-name="T6">ваш</text:span> проект позволяет вам использовать libft, <text:span text:style-name="T7">вы должны скопировать её исходники и Makefile в папку libft. Ваш Makefile проекта сначала должен скомпилировать библиотеку, используя её Makefile, затем скомпилировать сам проект.</text:span></text:p>
          <text:p text:style-name="P66">If your project allows you to use your libft, you must copy its sources and its</text:p>
          <text:p text:style-name="P66">associated Makefile in a libft folder with its associated Makefile. Your project’s</text:p>
          <text:p text:style-name="P66">Makefile must compile the library by using its Makefile, then compile the project.</text:p>
        </text:list-item>
      </text:list>
      <text:p text:style-name="P6"/>
      <text:p text:style-name="P6"/>
      <text:p text:style-name="P6"><text:soft-page-break/></text:p>
      <text:p text:style-name="P6"/>
      <text:list xml:id="list203845457101456" text:continue-numbering="true" text:style-name="L1">
        <text:list-item>
          <text:p text:style-name="P56">Мы поощряем создание вами тестовых программ, хотя их не надо загружать вместе с проектом и они не будут оценены. Это дает вам возможность проще проверить вашу работу и работу ваших пиров. Особенно полезны такие тесты во время защиты. <text:span text:style-name="T8">В самом деле, во время защиты вы вольны использовать ваши тесты и\или тесты ваших пиров.</text:span></text:p>
          <text:p text:style-name="P67">We encourage you to create test programs for your project even though this work</text:p>
          <text:p text:style-name="P67">won’t have to be submitted and won’t be graded. It will give you a chance</text:p>
          <text:p text:style-name="P67">to easily test your work and your peers’ work. You will find those tests especially</text:p>
          <text:p text:style-name="P67">useful during your defence. Indeed, during defence, you are free to use your tests</text:p>
          <text:p text:style-name="P67">and/or the tests of the peer you are evaluating.</text:p>
        </text:list-item>
      </text:list>
      <text:p text:style-name="P7"/>
      <text:list xml:id="list203846604307957" text:continue-numbering="true" text:style-name="L1">
        <text:list-item>
          <text:p text:style-name="P57">Заливайте вашу работу в указанный репозиторий. Только то, что будет в указанном репозитории, будет оцениваться. Если Deepthought <text:span text:style-name="T9">тоже назначен проверять твою работу, он будет проверять ее после оценки пирами. Если ошибка возникнет в любой части вашей работы, оценка будет остановлена.</text:span></text:p>
          <text:p text:style-name="P68">Submit your work to your assigned git repository. Only the work in the git reposi-</text:p>
          <text:p text:style-name="P68">tory will be graded. If Deepthought is assigned to grade your work, it will be done</text:p>
          <text:p text:style-name="P68">after your peer-evaluations. If an error happens in any section of your work during</text:p>
          <text:p text:style-name="P68">Deepthought’s grading, the evaluation will stop.</text:p>
          <text:p text:style-name="P70"><text:span text:style-name="T20">Глава</text:span> 3.</text:p>
        </text:list-item>
      </text:list>
      <text:p text:style-name="P10"/>
      <text:p text:style-name="P11"><text:span text:style-name="T10">3.1 </text:span>Технические соглашения</text:p>
      <text:p text:style-name="P11"/>
      <text:list xml:id="list4178866721" text:style-name="L2">
        <text:list-item>
          <text:p text:style-name="P58">Запрещено использовать глобальные переменные</text:p>
        </text:list-item>
        <text:list-item>
          <text:p text:style-name="P58">Если вам нужны вспомогательные функции для написания сложных функций, вы должны определить их как STATIC во избежание публикации их в вашей библиотеке. В целом, это хорошая привычка и для ваших будущих проектов.</text:p>
        </text:list-item>
        <text:list-item>
          <text:p text:style-name="P59">Заливайте все файлы в корень репозитория</text:p>
        </text:list-item>
      </text:list>
      <text:p text:style-name="P8"/>
      <text:p text:style-name="P12">3.2 Функции Libc</text:p>
      <text:p text:style-name="P12"/>
      <text:p text:style-name="P13">В первой части вы должны перекодить набор функций библиотеки libc так, как они описаны в своих man’ах. <text:span text:style-name="T11">Ваши функции должны иметь тот же прототип и зависимости, как и оригинал.</text:span></text:p>
      <text:p text:style-name="P14">Ваши функции должны иметь префикс “ft_”. <text:span text:style-name="T12">Например, strlen станет ft_strlen.</text:span></text:p>
      <text:p text:style-name="P14"/>
      <text:p text:style-name="P9">Некоторые прототипы функций, которые вам надо сделать, используют Restrict qualifier. Это ключевое слово описано в c99 стандарте. Следовательно, запрещено включать их в ваши прототипы и компилировать их с флагом -std=99.</text:p>
      <text:p text:style-name="P6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4" meta:paragraph-count="48" meta:word-count="905" meta:character-count="5538" meta:non-whitespace-character-count="4714"/>
  </office:meta>
</office:document-meta>
</file>